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7F0000022A1EBC5F1CE4DDEC0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242cm" svg:height="4.689cm" svg:x="8.842cm" svg:y="12.493cm">
          <draw:image xlink:href="Pictures/100000000000017F0000022A1EBC5F1CE4DDEC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41:40.680278641</meta:creation-date>
    <dc:date>2018-02-09T11:42:00.873303586</dc:date>
    <meta:editing-duration>PT20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